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8.328cm"/>
    </style:style>
    <style:style style:name="gr5" style:family="graphic" style:parent-style-name="standard">
      <style:graphic-properties draw:stroke="none" svg:stroke-color="#000000" draw:fill="none" draw:fill-color="#ffffff" fo:min-height="5.995cm"/>
    </style:style>
    <style:style style:name="gr6" style:family="graphic" style:parent-style-name="standard">
      <style:graphic-properties draw:stroke="none" svg:stroke-color="#000000" draw:fill="none" draw:fill-color="#ffffff" fo:min-height="5.157cm"/>
    </style:style>
    <style:style style:name="gr7" style:family="graphic" style:parent-style-name="standard">
      <style:graphic-properties draw:stroke="dash" draw:stroke-dash="Fine_20_Dotted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5.08cm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Fine_20_Dotted" svg:stroke-width="0.051cm" draw:marker-start-width="0.352cm" draw:marker-end-width="0.352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6pt" style:font-size-asian="26pt" style:font-size-complex="26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000000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8.959cm" svg:height="9.307cm" svg:x="3.6cm" svg:y="41.2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4.137cm" svg:height="4.137cm" svg:x="12.355cm" svg:y="38.974cm">
            <text:p text:style-name="P1"><text:span text:style-name="T1">Doxypar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" draw:id="id1" draw:layer="layout" svg:width="4.137cm" svg:height="4.137cm" svg:x="4.635cm" svg:y="38.974cm">
            <text:p text:style-name="P1"><text:span text:style-name="T2">Analyz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4.137cm" svg:height="4.137cm" svg:x="19.7cm" svg:y="38.974cm">
            <text:p text:style-name="P1"><text:span text:style-name="T2">Doxyg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" draw:id="id4" draw:layer="layout" svg:width="4.137cm" svg:height="4.137cm" svg:x="27.314cm" svg:y="38.974cm">
            <text:p text:style-name="P1"><text:span text:style-name="T2">Código</text:span></text:p>
            <text:p text:style-name="P1"><text:span text:style-name="T2">Fo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8.77cm" svg:y1="41.041cm" svg:x2="12.355cm" svg:y2="41.041cm" draw:start-shape="id1" draw:start-glue-point="10" draw:end-shape="id2" draw:end-glue-point="6" svg:d="m8770 41041h3585">
            <text:p/>
          </draw:connector>
          <draw:connector draw:style-name="gr3" draw:text-style-name="P1" draw:layer="layout" svg:x1="16.49cm" svg:y1="41.041cm" svg:x2="19.7cm" svg:y2="41.041cm" draw:start-shape="id2" draw:start-glue-point="10" draw:end-shape="id3" draw:end-glue-point="6" svg:d="m16490 41041h3210">
            <text:p/>
          </draw:connector>
          <draw:connector draw:style-name="gr3" draw:text-style-name="P1" draw:layer="layout" svg:x1="23.835cm" svg:y1="41.041cm" svg:x2="27.314cm" svg:y2="41.041cm" draw:start-shape="id3" draw:start-glue-point="10" draw:end-shape="id4" draw:end-glue-point="6" svg:d="m23835 41041h3479">
            <text:p/>
          </draw:connector>
          <draw:frame draw:style-name="gr4" draw:text-style-name="P4" draw:layer="layout" svg:width="6.205cm" svg:height="8.578cm" svg:x="3.6cm" svg:y="43.168cm">
            <draw:text-box>
              <text:p text:style-name="P1"><text:span text:style-name="T3">Calcula as métricas através de uma representação das informações recebidas</text:span></text:p>
            </draw:text-box>
          </draw:frame>
          <draw:frame draw:style-name="gr5" draw:text-style-name="P4" draw:layer="layout" svg:width="5.172cm" svg:height="6.327cm" svg:x="11.923cm" svg:y="43.111cm">
            <draw:text-box>
              <text:p text:style-name="P1"><text:span text:style-name="T3">Extrai as informações das estrutura de dados do Doxygen e reporta as informações</text:span></text:p>
            </draw:text-box>
          </draw:frame>
          <draw:frame draw:style-name="gr6" draw:text-style-name="P4" draw:layer="layout" svg:width="6.205cm" svg:height="5.407cm" svg:x="18.788cm" svg:y="43.274cm">
            <draw:text-box>
              <text:p text:style-name="P1"><text:span text:style-name="T3">Interpreta e produz uma representação do código</text:span></text:p>
            </draw:text-box>
          </draw:frame>
          <draw:line draw:style-name="gr7" draw:text-style-name="P1" draw:layer="layout" svg:x1="10.294cm" svg:y1="41.236cm" svg:x2="10.294cm" svg:y2="50.544cm">
            <text:p/>
          </draw:line>
          <draw:line draw:style-name="gr7" draw:text-style-name="P1" draw:layer="layout" svg:x1="25.482cm" svg:y1="41.273cm" svg:x2="25.482cm" svg:y2="50.581cm">
            <text:p/>
          </draw:line>
          <draw:custom-shape draw:style-name="gr8" draw:text-style-name="P1" draw:layer="layout" svg:width="31.75cm" svg:height="20.32cm" svg:x="2.435cm" svg:y="31.74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0.48cm" svg:height="5.33cm" svg:x="2.94cm" svg:y="33.019cm">
            <draw:text-box>
              <text:p text:style-name="P5"><text:span text:style-name="T4">O Analyzo aproveita da capacidade do Doxygen de intepretar código em diversas linguagens. Uma vez com a representação do código feita, o Doxyparse recolhe as informações que precisa e as reporta. Em seguida, o Analyzo calcula as métricas usando esses dados.</text:span></text:p>
            </draw:text-box>
          </draw:frame>
          <draw:frame draw:style-name="gr10" draw:text-style-name="P7" draw:layer="layout" svg:width="20.955cm" svg:height="1.038cm" svg:x="9.95cm" svg:y="50.799cm">
            <draw:text-box>
              <text:p><text:span text:style-name="T5">Fluxo dos dados para o cálculo das métricas</text:span></text:p>
            </draw:text-box>
          </draw:frame>
          <draw:frame draw:style-name="gr6" draw:text-style-name="P4" draw:layer="layout" svg:width="6.205cm" svg:height="5.407cm" svg:x="25.91cm" svg:y="43.909cm">
            <draw:text-box>
              <text:p text:style-name="P1"><text:span text:style-name="T3">C, C++ e Java</text:span></text:p>
            </draw:text-box>
          </draw:frame>
        </draw:g>
        <draw:g>
          <draw:custom-shape draw:style-name="gr1" draw:text-style-name="P1" draw:layer="layout" svg:width="28.959cm" svg:height="9.307cm" svg:x="3.6cm" svg:y="41.21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6" draw:id="id6" draw:layer="layout" svg:width="4.137cm" svg:height="4.137cm" svg:x="12.355cm" svg:y="38.974cm">
            <text:p text:style-name="P1"><text:span text:style-name="T1">Doxypar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" draw:id="id5" draw:layer="layout" svg:width="4.137cm" svg:height="4.137cm" svg:x="4.635cm" svg:y="38.974cm">
            <text:p text:style-name="P1"><text:span text:style-name="T2">Analyz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7" draw:id="id7" draw:layer="layout" svg:width="4.137cm" svg:height="4.137cm" svg:x="19.7cm" svg:y="38.974cm">
            <text:p text:style-name="P1"><text:span text:style-name="T2">Doxyg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8" draw:id="id8" draw:layer="layout" svg:width="4.137cm" svg:height="4.137cm" svg:x="27.314cm" svg:y="38.974cm">
            <text:p text:style-name="P1"><text:span text:style-name="T2">Código</text:span></text:p>
            <text:p text:style-name="P1"><text:span text:style-name="T2">Fo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8.77cm" svg:y1="41.041cm" svg:x2="12.355cm" svg:y2="41.041cm" draw:start-shape="id5" draw:start-glue-point="10" draw:end-shape="id6" draw:end-glue-point="6" svg:d="m8770 41041h3585">
            <text:p/>
          </draw:connector>
          <draw:connector draw:style-name="gr3" draw:text-style-name="P1" draw:layer="layout" svg:x1="16.49cm" svg:y1="41.041cm" svg:x2="19.7cm" svg:y2="41.041cm" draw:start-shape="id6" draw:start-glue-point="10" draw:end-shape="id7" draw:end-glue-point="6" svg:d="m16490 41041h3210">
            <text:p/>
          </draw:connector>
          <draw:connector draw:style-name="gr3" draw:text-style-name="P1" draw:layer="layout" svg:x1="23.835cm" svg:y1="41.041cm" svg:x2="27.314cm" svg:y2="41.041cm" draw:start-shape="id7" draw:start-glue-point="10" draw:end-shape="id8" draw:end-glue-point="6" svg:d="m23835 41041h3479">
            <text:p/>
          </draw:connector>
          <draw:frame draw:style-name="gr4" draw:text-style-name="P4" draw:layer="layout" svg:width="6.205cm" svg:height="8.578cm" svg:x="3.6cm" svg:y="43.168cm">
            <draw:text-box>
              <text:p text:style-name="P1"><text:span text:style-name="T3">Calcula as métricas através de uma representação das informações recebidas</text:span></text:p>
            </draw:text-box>
          </draw:frame>
          <draw:frame draw:style-name="gr5" draw:text-style-name="P4" draw:layer="layout" svg:width="5.172cm" svg:height="6.327cm" svg:x="11.923cm" svg:y="43.111cm">
            <draw:text-box>
              <text:p text:style-name="P1"><text:span text:style-name="T3">Extrai as informações das estrutura de dados do Doxygen e reporta as informações</text:span></text:p>
            </draw:text-box>
          </draw:frame>
          <draw:frame draw:style-name="gr6" draw:text-style-name="P4" draw:layer="layout" svg:width="6.205cm" svg:height="5.407cm" svg:x="18.788cm" svg:y="43.274cm">
            <draw:text-box>
              <text:p text:style-name="P1"><text:span text:style-name="T3">Interpreta e produz uma representação do código</text:span></text:p>
            </draw:text-box>
          </draw:frame>
          <draw:line draw:style-name="gr7" draw:text-style-name="P1" draw:layer="layout" svg:x1="10.294cm" svg:y1="41.236cm" svg:x2="10.294cm" svg:y2="50.544cm">
            <text:p/>
          </draw:line>
          <draw:line draw:style-name="gr7" draw:text-style-name="P1" draw:layer="layout" svg:x1="25.482cm" svg:y1="41.273cm" svg:x2="25.482cm" svg:y2="50.581cm">
            <text:p/>
          </draw:line>
          <draw:custom-shape draw:style-name="gr8" draw:text-style-name="P1" draw:layer="layout" svg:width="31.75cm" svg:height="20.32cm" svg:x="2.435cm" svg:y="31.74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30.48cm" svg:height="5.33cm" svg:x="2.94cm" svg:y="33.019cm">
            <draw:text-box>
              <text:p text:style-name="P5"><text:span text:style-name="T4">O Analyzo aproveita da capacidade do Doxygen de intepretar código em diversas linguagens. Uma vez com a representação do código feita, o Doxyparse recolhe as informações que precisa e as reporta. Em seguida, o Analyzo calcula as métricas usando esses dados.</text:span></text:p>
            </draw:text-box>
          </draw:frame>
          <draw:frame draw:style-name="gr10" draw:text-style-name="P7" draw:layer="layout" svg:width="20.955cm" svg:height="1.038cm" svg:x="9.95cm" svg:y="50.799cm">
            <draw:text-box>
              <text:p><text:span text:style-name="T5">Fluxo dos dados para o cálculo das métricas</text:span></text:p>
            </draw:text-box>
          </draw:frame>
          <draw:frame draw:style-name="gr6" draw:text-style-name="P4" draw:layer="layout" svg:width="6.205cm" svg:height="5.407cm" svg:x="25.91cm" svg:y="43.909cm">
            <draw:text-box>
              <text:p text:style-name="P1"><text:span text:style-name="T3">C, C++ e Java</text:span></text:p>
            </draw:text-box>
          </draw:frame>
        </draw:g>
        <draw:custom-shape draw:style-name="gr11" draw:text-style-name="P8" xml:id="id10" draw:id="id10" draw:layer="layout" svg:width="4.137cm" svg:height="4.137cm" svg:x="7.993cm" svg:y="3.213cm">
          <text:p text:style-name="P8"><text:span text:style-name="T6">Doxypar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9" draw:id="id9" draw:layer="layout" svg:width="4.137cm" svg:height="4.137cm" svg:x="2.27cm" svg:y="3.213cm">
          <text:p text:style-name="P9"><text:span text:style-name="T7">Analiz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11" draw:id="id11" draw:layer="layout" svg:width="4.137cm" svg:height="4.137cm" svg:x="14.035cm" svg:y="3.213cm">
          <text:p text:style-name="P8"><text:span text:style-name="T6">Doxyg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12" draw:id="id12" draw:layer="layout" svg:width="4.137cm" svg:height="4.137cm" svg:x="19.958cm" svg:y="3.213cm">
          <text:p text:style-name="P9"><text:span text:style-name="T8">Source</text:span></text:p>
          <text:p text:style-name="P9"><text:span text:style-name="T8">C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6.407cm" svg:y1="5.282cm" svg:x2="7.993cm" svg:y2="5.282cm" draw:start-shape="id9" draw:start-glue-point="10" draw:end-shape="id10" draw:end-glue-point="6" svg:d="m6407 5282h1586">
          <text:p/>
        </draw:connector>
        <draw:connector draw:style-name="gr12" draw:text-style-name="P1" draw:layer="layout" draw:type="line" svg:x1="12.13cm" svg:y1="5.282cm" svg:x2="14.035cm" svg:y2="5.282cm" draw:start-shape="id10" draw:start-glue-point="10" draw:end-shape="id11" draw:end-glue-point="6" svg:d="m12130 5282h1905">
          <text:p/>
        </draw:connector>
        <draw:connector draw:style-name="gr12" draw:text-style-name="P1" draw:layer="layout" draw:type="line" svg:x1="18.172cm" svg:y1="5.282cm" svg:x2="19.958cm" svg:y2="5.281cm" draw:start-shape="id11" draw:start-glue-point="10" draw:end-shape="id12" svg:d="m18172 5282 1786-1">
          <text:p/>
        </draw:connector>
        <draw:line draw:style-name="gr13" draw:text-style-name="P1" draw:layer="layout" svg:x1="7.05cm" svg:y1="3.105cm" svg:x2="7.05cm" svg:y2="7.55cm">
          <text:p/>
        </draw:line>
        <draw:line draw:style-name="gr13" draw:text-style-name="P1" draw:layer="layout" svg:x1="13.065cm" svg:y1="3.005cm" svg:x2="13.065cm" svg:y2="7.45cm">
          <text:p/>
        </draw:line>
        <draw:line draw:style-name="gr13" draw:text-style-name="P1" draw:layer="layout" svg:x1="18.95cm" svg:y1="3.106cm" svg:x2="18.95cm" svg:y2="7.5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opacity draw:name="Transparency_20_1" draw:display-name="Transparency 1" draw:style="linear" draw:start="100%" draw:end="0%" draw:angle="900" draw:border="0%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0-30T17:05:26</meta:creation-date>
    <dc:date>2011-04-09T17:37:31</dc:date>
    <meta:editing-duration>PT42M12S</meta:editing-duration>
    <meta:editing-cycles>12</meta:editing-cycles>
    <meta:generator>LibreOffice/3.3$Linux LibreOffice_project/330m19$Build-202</meta:generator>
    <dc:creator>Paulo Meirelles</dc:cre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